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verdana, sans-serif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c9211e" loext:opacity="100%" style:font-name="Ubuntu" fo:font-size="16pt" fo:font-weight="bold" officeooo:rsid="00152678" officeooo:paragraph-rsid="0015267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52678" officeooo:paragraph-rsid="0015267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5b090" officeooo:paragraph-rsid="0015b090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bold" officeooo:rsid="00152678" officeooo:paragraph-rsid="00152678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Ubuntu" fo:font-size="12pt" fo:font-weight="bold" officeooo:rsid="00152678" officeooo:paragraph-rsid="00152678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Ubuntu" fo:font-size="12pt" fo:font-weight="normal" officeooo:rsid="0015b090" officeooo:paragraph-rsid="0015b09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c9211e" loext:opacity="100%" style:font-name="Ubuntu" fo:font-size="16pt" fo:font-weight="bold" officeooo:rsid="0015b090" officeooo:paragraph-rsid="0015b090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variant="normal" fo:text-transform="none" fo:color="#373737" loext:opacity="100%" style:font-name="Roboto" fo:font-size="14pt" fo:letter-spacing="normal" fo:font-style="normal" fo:font-weight="normal" officeooo:rsid="0015b090" officeooo:paragraph-rsid="0015b090" style:font-size-asian="16pt" style:font-weight-asian="bold" style:font-size-complex="16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000000" loext:opacity="100%" fo:font-size="12pt" style:font-size-asian="12pt" style:font-size-complex="12pt"/>
    </style:style>
    <style:style style:name="T3" style:family="text">
      <style:text-properties fo:color="#000000" loext:opacity="100%" fo:font-size="12pt" officeooo:rsid="001649d8" style:font-size-asian="12pt" style:font-size-complex="12pt"/>
    </style:style>
    <style:style style:name="T4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ISUAL STUDIO CODE</text:p>
      <text:p text:style-name="P1"/>
      <text:p text:style-name="P1"/>
      <text:p text:style-name="P2">CTRL + K CTRL +S = <text:span text:style-name="T2">Abre a configuração de todos os atalhos do vscode</text:span></text:p>
      <text:p text:style-name="P4"/>
      <text:p text:style-name="P3"><text:span text:style-name="T1">CTRL + K + C →</text:span><text:span text:style-name="T2"> <text:s/>Transforma a linha em comentário.</text:span></text:p>
      <text:p text:style-name="P6"/>
      <text:p text:style-name="P3"><text:span text:style-name="T1">CTRL + K + U →</text:span><text:span text:style-name="T4"> </text:span><text:span text:style-name="T2">Tira linha do comentário.</text:span></text:p>
      <text:p text:style-name="P6"/>
      <text:p text:style-name="P3"><text:span text:style-name="T1">CTRL + SHIFT + F →</text:span><text:span text:style-name="T2"> Arruma a formatação do código</text:span></text:p>
      <text:p text:style-name="P3"><text:span text:style-name="T2"/></text:p>
      <text:p text:style-name="P8"><text:span text:style-name="T2">workbench.editor.enablePreview </text:span><text:span text:style-name="T3">to false</text:span></text:p>
      <text:p text:style-name="P5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Roboto" svg:font-family="Roboto, verdana, sans-serif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7T16:19:40.119665989</meta:creation-date>
    <dc:date>2023-08-22T14:31:55.253088290</dc:date>
    <meta:editing-duration>PT8M45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6" meta:word-count="53" meta:character-count="262" meta:non-whitespace-character-count="214"/>
  </office:meta>
</office:document-meta>
</file>